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0427f3" officeooo:paragraph-rsid="000427f3"/>
    </style:style>
    <style:style style:name="P2" style:family="paragraph" style:parent-style-name="Text_20_body">
      <style:text-properties fo:font-size="14pt" officeooo:rsid="000427f3" officeooo:paragraph-rsid="000427f3" style:font-size-asian="14pt" style:font-size-complex="14pt"/>
    </style:style>
    <style:style style:name="P3" style:family="paragraph" style:parent-style-name="Text_20_body">
      <style:text-properties fo:font-size="14pt" officeooo:rsid="00070e52" officeooo:paragraph-rsid="00070e52" style:font-size-asian="14pt" style:font-size-complex="14pt"/>
    </style:style>
    <style:style style:name="P4" style:family="paragraph" style:parent-style-name="Text_20_body">
      <style:text-properties fo:font-size="14pt" fo:font-weight="normal" officeooo:rsid="00070e52" officeooo:paragraph-rsid="00070e52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officeooo:rsid="00059d46" officeooo:paragraph-rsid="000427f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éléchargement d’un fichier </text:h>
      <text:p text:style-name="P2">Description : les membres de la bibliothèque peuvent télécharger les oeuvres du domaine publique</text:p>
      <text:p text:style-name="P2">Contrainte : l’utilisatuer doit être membre de la bibliothèque.</text:p>
      <text:p text:style-name="P2">étapes:</text:p>
      <text:p text:style-name="P2">1. l’utilisateur si non membre <text:span text:style-name="T1">se crée</text:span> un compte et <text:span text:style-name="T1">devient</text:span> membre.</text:p>
      <text:p text:style-name="P3">2. l’utilisateur <text:span text:style-name="T1">Trouve </text:span><text:span text:style-name="T2">l’oeuvre.</text:span></text:p>
      <text:p text:style-name="P4">3. l’utilisateur <text:span text:style-name="T1">accède </text:span>aux options possibles pour cette oeuvre.</text:p>
      <text:p text:style-name="P4">4. L’application lui <text:span text:style-name="T1">affiche l’option de téléchargement</text:span> (seuelement lorsque l’oeuvre est dans le domaine publique).</text:p>
      <text:p text:style-name="P4">5. Si possible l’utilisateur <text:span text:style-name="T1">télécharge</text:span> l’oeuvre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5:49:39.726323228</dc:date>
    <meta:editing-duration>PT7M56S</meta:editing-duration>
    <meta:editing-cycles>2</meta:editing-cycles>
    <meta:document-statistic meta:table-count="0" meta:image-count="0" meta:object-count="0" meta:page-count="1" meta:paragraph-count="9" meta:word-count="73" meta:character-count="522" meta:non-whitespace-character-count="457"/>
  </office:meta>
</office:document-meta>
</file>